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color="#666666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fo:language="fr" fo:country="FR" style:font-size-asian="13pt" style:font-size-complex="13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2.921cm" svg:x="13.492cm" svg:y="13.919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2" draw:text-style-name="P1" draw:layer="layout" svg:width="3.287cm" svg:height="0.642cm" svg:x="14.415cm" svg:y="15.3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xml:id="id1" draw:id="id1" draw:layer="layout" svg:width="2.54cm" svg:height="1.27cm" svg:x="5.618cm" svg:y="12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651cm" svg:y="12.82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6" draw:id="id6" draw:layer="layout" svg:width="2.54cm" svg:height="1.27cm" svg:x="2.119cm" svg:y="13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3.152cm" svg:y="13.92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3" draw:id="id3" draw:layer="layout" svg:width="2.54cm" svg:height="1.27cm" svg:x="5.619cm" svg:y="15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652cm" svg:y="15.42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xml:id="id2" draw:id="id2" draw:layer="layout" svg:width="2.54cm" svg:height="1.27cm" svg:x="9.519cm" svg:y="13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10.552cm" svg:y="13.82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4" draw:id="id4" draw:layer="layout" svg:width="2.54cm" svg:height="1.27cm" svg:x="3.619cm" svg:y="16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87cm" svg:height="0.559cm" svg:x="4.652cm" svg:y="17.12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1" xml:id="id5" draw:id="id5" draw:layer="layout" svg:width="2.54cm" svg:height="1.27cm" svg:x="7.819cm" svg:y="16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5cm" svg:height="0.539cm" svg:x="8.852cm" svg:y="17.12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4" draw:text-style-name="P1" draw:layer="layout" draw:type="line" svg:x1="8.158cm" svg:y1="13.06cm" svg:x2="9.519cm" svg:y2="14.061cm" draw:start-shape="id1" draw:start-glue-point="1" draw:end-shape="id2" draw:end-glue-point="3" svg:d="M8158 13060l1361 1001" svg:viewBox="0 0 1362 1002">
          <text:p/>
        </draw:connector>
        <draw:connector draw:style-name="gr4" draw:text-style-name="P1" draw:layer="layout" draw:type="line" svg:x1="8.159cm" svg:y1="15.661cm" svg:x2="9.519cm" svg:y2="14.061cm" draw:start-shape="id3" draw:end-shape="id2" draw:end-glue-point="3" svg:d="M8159 15661l1360-1600" svg:viewBox="0 0 1361 1601">
          <text:p/>
        </draw:connector>
        <draw:connector draw:style-name="gr4" draw:text-style-name="P1" draw:layer="layout" draw:type="line" svg:x1="6.159cm" svg:y1="17.361cm" svg:x2="7.819cm" svg:y2="17.361cm" draw:start-shape="id4" draw:start-glue-point="1" draw:end-shape="id5" draw:end-glue-point="3" svg:d="M6159 17361h1660" svg:viewBox="0 0 1661 1">
          <text:p/>
        </draw:connector>
        <draw:custom-shape draw:style-name="gr5" draw:text-style-name="P1" draw:layer="layout" svg:width="10.414cm" svg:height="6.604cm" svg:x="1.889cm" svg:y="12.0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78cm" svg:height="0.889cm" draw:transform="skewX (-0.0146607657167524) rotate (-0.0151843644923509) translate (11.287cm 15.0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5.715cm" svg:height="1.139cm" svg:x="4.191cm" svg:y="11.144cm">
          <draw:text-box>
            <text:p><text:span text:style-name="T1">Graphe</text:span><text:span text:style-name="T2"> </text:span><text:span text:style-name="T1">de</text:span><text:span text:style-name="T2"> </text:span><text:span text:style-name="T1">dépendance</text:span><text:span text:style-name="T2"> </text:span></text:p>
          </draw:text-box>
        </draw:frame>
        <draw:frame draw:style-name="gr7" draw:text-style-name="P2" draw:layer="layout" svg:width="5.715cm" svg:height="1.139cm" svg:x="13.492cm" svg:y="12.945cm">
          <draw:text-box>
            <text:p><text:span text:style-name="T1">Annuaire</text:span><text:span text:style-name="T2"> </text:span><text:span text:style-name="T1">de</text:span><text:span text:style-name="T2"> services </text:span></text:p>
          </draw:text-box>
        </draw:frame>
        <draw:custom-shape draw:style-name="gr8" draw:text-style-name="P1" draw:layer="layout" svg:width="17.526cm" svg:height="9.525cm" draw:transform="skewX (-0.0148352986419518) translate (12.176cm 20.304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59cm" svg:y1="14.161cm" svg:x2="5.618cm" svg:y2="13.06cm" draw:start-shape="id6" draw:end-shape="id1" draw:end-glue-point="3" svg:d="M4659 14161l959-1101" svg:viewBox="0 0 960 1102">
          <text:p/>
        </draw:connector>
        <draw:custom-shape draw:style-name="gr8" draw:text-style-name="P1" draw:layer="layout" svg:width="17.399cm" svg:height="8.509cm" draw:transform="skewX (0.000174532925199433) translate (1.382cm 11.033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8:58:49.483984993</meta:creation-date>
    <dc:date>2016-01-09T18:36:54.670283938</dc:date>
    <dc:creator>Salah Eddine</dc:creator>
    <meta:editing-duration>PT22M11S</meta:editing-duration>
    <meta:editing-cycles>22</meta:editing-cycles>
    <meta:generator>LibreOffice/4.2.8.2$Linux_X86_64 LibreOffice_project/420m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o stretchy="false">{</mo>
      </mrow>
      <msub>
        <mi>S</mi>
        <mn>0,</mn>
      </msub>
      <mn>...</mn>
      <mi>,</mi>
      <msub>
        <mi>S</mi>
        <mi>n</mi>
      </msub>
      <mo stretchy="false">}</mo>
    </mrow>
    <annotation encoding="StarMath 5.0">R=\{ S_0, ..., S_n \}</annotation>
  </semantics>
</math>
</file>

<file path=Object 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4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6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)</annotation>
  </semantics>
</math>
</file>

<file path=Object 7/content.xml><?xml version="1.0" encoding="utf-8"?>
<math xmlns="http://www.w3.org/1998/Math/MathML" display="block">
  <semantics>
    <msub>
      <mi>S</mi>
      <mi>n</mi>
    </msub>
    <annotation encoding="StarMath 5.0">S_n</annotation>
  </semantics>
</math>
</file>